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7e7e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7e7e7"/>
    </style:style>
    <style:style style:name="ce8" style:family="table-cell" style:parent-style-name="Default">
      <style:table-cell-properties fo:background-color="#e7e7e7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7e7e7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e7e7e7" fo:border-left="0.74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e7e7e7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7e7e7" fo:border="0.74pt solid #000000"/>
    </style:style>
    <style:style style:name="ce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7e7e7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74pt solid #000000"/>
    </style:style>
    <style:style style:name="ce21" style:family="table-cell" style:parent-style-name="Default">
      <style:table-cell-properties fo:background-color="#e7e7e7" fo:border="0.74pt solid #000000"/>
    </style:style>
    <style:style style:name="ce26" style:family="table-cell" style:parent-style-name="Default">
      <style:table-cell-properties fo:border-bottom="none" fo:background-color="#e7e7e7" fo:border-left="none" fo:border-right="none" fo:border-top="0.74pt solid #000000"/>
    </style:style>
    <style:style style:name="ce27" style:family="table-cell" style:parent-style-name="Default" style:data-style-name="N122">
      <style:table-cell-properties fo:background-color="#e7e7e7" fo:border="0.74pt solid #000000"/>
    </style:style>
    <style:style style:name="ce28" style:family="table-cell" style:parent-style-name="Default" style:data-style-name="N121">
      <style:table-cell-properties fo:background-color="#e7e7e7" fo:border="0.74pt solid #000000"/>
      <style:text-properties fo:font-weight="bold" style:font-weight-asian="bold" style:font-weight-complex="bold"/>
    </style:style>
    <style:style style:name="ce29" style:family="table-cell" style:parent-style-name="Default" style:data-style-name="N121">
      <style:table-cell-properties fo:background-color="#e7e7e7" fo:border="0.74pt solid #000000"/>
    </style:style>
    <style:style style:name="ce30" style:family="table-cell" style:parent-style-name="Default" style:data-style-name="N1">
      <style:table-cell-properties fo:background-color="#e7e7e7" fo:border="0.74pt solid #000000"/>
    </style:style>
    <style:style style:name="ce9" style:family="table-cell" style:parent-style-name="Default">
      <style:table-cell-properties fo:background-color="#e7e7e7" fo:border="0.74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7e7e7" fo:border="0.74pt solid #000000"/>
    </style:style>
    <style:style style:name="ce12" style:family="table-cell" style:parent-style-name="Default" style:data-style-name="N122">
      <style:table-cell-properties fo:background-color="#e7e7e7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e7e7e7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ackground-color="#e7e7e7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CAMERA OBSCURA Calcul des valeurs optiq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 table:number-columns-spanned="2" table:number-rows-spanned="1">
            <text:p>Système</text:p>
          </table:table-cell>
          <table:covered-table-cell table:style-name="ce15"/>
          <table:table-cell/>
          <table:table-cell table:style-name="ce9" office:value-type="string" calcext:value-type="string" table:number-columns-spanned="3" table:number-rows-spanned="1">
            <text:p>Angles de champ</text:p>
          </table:table-cell>
          <table:covered-table-cell table:number-columns-repeated="2" table:style-name="ce15"/>
          <table:table-cell table:number-columns-repeated="16378"/>
        </table:table-row>
        <table:table-row table:style-name="ro1">
          <table:table-cell table:style-name="ce8" office:value-type="string" calcext:value-type="string">
            <text:p>Ratio</text:p>
          </table:table-cell>
          <table:table-cell table:style-name="ce4" office:value-type="float" office:value="1.37" calcext:value-type="float">
            <text:p>1.37</text:p>
          </table:table-cell>
          <table:table-cell/>
          <table:table-cell table:style-name="ce21" office:value-type="string" calcext:value-type="string">
            <text:p>angle</text:p>
          </table:table-cell>
          <table:table-cell table:style-name="ce21" office:value-type="string" calcext:value-type="string">
            <text:p>radian</text:p>
          </table:table-cell>
          <table:table-cell table:style-name="ce21" office:value-type="string" calcext:value-type="string">
            <text:p>degré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Largeur écran</text:p>
          </table:table-cell>
          <table:table-cell table:style-name="ce4" office:value-type="float" office:value="1800" calcext:value-type="float">
            <text:p>1800</text:p>
          </table:table-cell>
          <table:table-cell/>
          <table:table-cell table:style-name="ce21" office:value-type="string" calcext:value-type="string">
            <text:p>horizontal</text:p>
          </table:table-cell>
          <table:table-cell table:style-name="ce10" table:formula="of:=ATAN(([.B5]/2)/[.B7])*2" office:value-type="float" office:value="0.776637436344932" calcext:value-type="float">
            <text:p>0.78</text:p>
          </table:table-cell>
          <table:table-cell table:style-name="ce12" table:formula="of:=DEGREES([.E5])" office:value-type="float" office:value="44.4980473144247" calcext:value-type="float">
            <text:p><text:s/>44.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Hauteur écran</text:p>
          </table:table-cell>
          <table:table-cell table:style-name="ce6" table:formula="of:=[.B5]/[.B4]" office:value-type="float" office:value="1313.86861313869" calcext:value-type="float">
            <text:p>1314</text:p>
          </table:table-cell>
          <table:table-cell/>
          <table:table-cell table:style-name="ce21" office:value-type="string" calcext:value-type="string">
            <text:p>min</text:p>
          </table:table-cell>
          <table:table-cell table:style-name="ce10" table:formula="of:=ATAN(([.B5]/2)/[.B9])*2" office:value-type="float" office:value="0.809783572570167" calcext:value-type="float">
            <text:p>0.81</text:p>
          </table:table-cell>
          <table:table-cell table:style-name="ce27" table:formula="of:=DEGREES([.E6])" office:value-type="float" office:value="46.3971810272964" calcext:value-type="float">
            <text:p><text:s/>46.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</text:p>
          </table:table-cell>
          <table:table-cell table:style-name="ce4" office:value-type="float" office:value="2200" calcext:value-type="float">
            <text:p>2200</text:p>
          </table:table-cell>
          <table:table-cell/>
          <table:table-cell table:style-name="ce21" office:value-type="string" calcext:value-type="string">
            <text:p>max</text:p>
          </table:table-cell>
          <table:table-cell table:style-name="ce10" table:formula="of:=ATAN(([.B5]/2)/[.B10])*2" office:value-type="float" office:value="0.745975443600122" calcext:value-type="float">
            <text:p>0.75</text:p>
          </table:table-cell>
          <table:table-cell table:style-name="ce27" table:formula="of:=DEGREES([.E7])" office:value-type="float" office:value="42.7412445386864" calcext:value-type="float">
            <text:p><text:s/>42.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Amplitude</text:p>
          </table:table-cell>
          <table:table-cell table:style-name="ce7" office:value-type="float" office:value="200" calcext:value-type="float">
            <text:p>200</text:p>
          </table:table-cell>
          <table:table-cell/>
          <table:table-cell table:style-name="ce21" office:value-type="string" calcext:value-type="string">
            <text:p>vertical</text:p>
          </table:table-cell>
          <table:table-cell table:style-name="ce10" table:formula="of:=ATAN(([.B6]/2)/[.B7])*2" office:value-type="float" office:value="0.580355734077487" calcext:value-type="float">
            <text:p>0.58</text:p>
          </table:table-cell>
          <table:table-cell table:style-name="ce12" table:formula="of:=DEGREES([.E8])" office:value-type="float" office:value="33.2519341788567" calcext:value-type="float">
            <text:p><text:s/>33.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in</text:p>
          </table:table-cell>
          <table:table-cell table:style-name="ce21" table:formula="of:=[.B7]-[.B8]/2" office:value-type="float" office:value="2100" calcext:value-type="float">
            <text:p>2100</text:p>
          </table:table-cell>
          <table:table-cell/>
          <table:table-cell table:style-name="ce21" office:value-type="string" calcext:value-type="string">
            <text:p>min</text:p>
          </table:table-cell>
          <table:table-cell table:style-name="ce10" table:formula="of:=ATAN(([.B6]/2)/[.B9])*2" office:value-type="float" office:value="0.606363419943144" calcext:value-type="float">
            <text:p>0.61</text:p>
          </table:table-cell>
          <table:table-cell table:style-name="ce27" table:formula="of:=DEGREES([.E9])" office:value-type="float" office:value="34.7420648138609" calcext:value-type="float">
            <text:p><text:s/>34.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ax</text:p>
          </table:table-cell>
          <table:table-cell table:style-name="ce21" table:formula="of:=[.B7]+[.B8]/2" office:value-type="float" office:value="2300" calcext:value-type="float">
            <text:p>2300</text:p>
          </table:table-cell>
          <table:table-cell/>
          <table:table-cell table:style-name="ce21" office:value-type="string" calcext:value-type="string">
            <text:p>max</text:p>
          </table:table-cell>
          <table:table-cell table:style-name="ce10" table:formula="of:=ATAN(([.B6]/2)/[.B10])*2" office:value-type="float" office:value="0.556431652335971" calcext:value-type="float">
            <text:p>0.56</text:p>
          </table:table-cell>
          <table:table-cell table:style-name="ce27" table:formula="of:=DEGREES([.E10])" office:value-type="float" office:value="31.8811852663419" calcext:value-type="float">
            <text:p><text:s/>31.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dC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8" office:value-type="string" calcext:value-type="string">
            <text:p>Identité de la lentille</text:p>
          </table:table-cell>
          <table:table-cell table:style-name="ce26" table:number-columns-repeated="5"/>
          <table:table-cell table:style-name="ce35"/>
          <table:table-cell table:number-columns-repeated="16377"/>
        </table:table-row>
        <table:table-row table:style-name="ro1">
          <table:table-cell table:style-name="ce8" office:value-type="string" calcext:value-type="string">
            <text:p>Focal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750" calcext:value-type="float">
            <text:p>750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Diametre</text:p>
          </table:table-cell>
          <table:table-cell table:number-columns-repeated="6" table:style-name="ce7" office:value-type="float" office:value="154" calcext:value-type="float">
            <text:p>154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Vergence</text:p>
          </table:table-cell>
          <table:table-cell table:style-name="ce27" table:formula="of:=1/([.B15]/1000)" office:value-type="float" office:value="0.5" calcext:value-type="float">
            <text:p><text:s/>0.5</text:p>
          </table:table-cell>
          <table:table-cell table:style-name="ce27" table:formula="of:=1/([.C15]/1000)" office:value-type="float" office:value="0.555555555555556" calcext:value-type="float">
            <text:p><text:s/>0.6</text:p>
          </table:table-cell>
          <table:table-cell table:style-name="ce27" table:formula="of:=1/([.D15]/1000)" office:value-type="float" office:value="0.666666666666667" calcext:value-type="float">
            <text:p><text:s/>0.7</text:p>
          </table:table-cell>
          <table:table-cell table:style-name="ce27" table:formula="of:=1/([.E15]/1000)" office:value-type="float" office:value="0.833333333333333" calcext:value-type="float">
            <text:p><text:s/>0.8</text:p>
          </table:table-cell>
          <table:table-cell table:style-name="ce27" table:formula="of:=1/([.F15]/1000)" office:value-type="float" office:value="1" calcext:value-type="float">
            <text:p><text:s/>1.0</text:p>
          </table:table-cell>
          <table:table-cell table:style-name="ce27" table:formula="of:=1/([.G15]/1000)" office:value-type="float" office:value="1.33333333333333" calcext:value-type="float">
            <text:p><text:s/>1.3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Ouverture</text:p>
          </table:table-cell>
          <table:table-cell table:style-name="ce27" table:formula="of:=[.B15]/[.B16]" office:value-type="float" office:value="12.987012987013" calcext:value-type="float">
            <text:p><text:s/>13.0</text:p>
          </table:table-cell>
          <table:table-cell table:style-name="ce27" table:formula="of:=[.C15]/[.C16]" office:value-type="float" office:value="11.6883116883117" calcext:value-type="float">
            <text:p><text:s/>11.7</text:p>
          </table:table-cell>
          <table:table-cell table:style-name="ce27" table:formula="of:=[.D15]/[.D16]" office:value-type="float" office:value="9.74025974025974" calcext:value-type="float">
            <text:p><text:s/>9.7</text:p>
          </table:table-cell>
          <table:table-cell table:style-name="ce27" table:formula="of:=[.E15]/[.E16]" office:value-type="float" office:value="7.79220779220779" calcext:value-type="float">
            <text:p><text:s/>7.8</text:p>
          </table:table-cell>
          <table:table-cell table:style-name="ce27" table:formula="of:=[.F15]/[.F16]" office:value-type="float" office:value="6.49350649350649" calcext:value-type="float">
            <text:p><text:s/>6.5</text:p>
          </table:table-cell>
          <table:table-cell table:style-name="ce27" table:formula="of:=[.G15]/[.G16]" office:value-type="float" office:value="4.87012987012987" calcext:value-type="float">
            <text:p><text:s/>4.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Distances objet</text:p>
          </table:table-cell>
          <table:table-cell table:number-columns-repeated="5"/>
          <table:table-cell table:style-name="ce36"/>
          <table:table-cell table:number-columns-repeated="16377"/>
        </table:table-row>
        <table:table-row table:style-name="ro1">
          <table:table-cell table:style-name="ce8" office:value-type="string" calcext:value-type="string">
            <text:p>ditance obj</text:p>
          </table:table-cell>
          <table:table-cell table:style-name="ce28" table:formula="of:=1/(1/[.B15]-1/[.$B$7])" office:value-type="float" office:value="22000" calcext:value-type="float">
            <text:p>22 000</text:p>
          </table:table-cell>
          <table:table-cell table:style-name="ce28" table:formula="of:=1/(1/[.C15]-1/[.$B$7])" office:value-type="float" office:value="9900" calcext:value-type="float">
            <text:p>9 900</text:p>
          </table:table-cell>
          <table:table-cell table:style-name="ce28" table:formula="of:=1/(1/[.D15]-1/[.$B$7])" office:value-type="float" office:value="4714.28571428572" calcext:value-type="float">
            <text:p>4 714</text:p>
          </table:table-cell>
          <table:table-cell table:style-name="ce28" table:formula="of:=1/(1/[.E15]-1/[.$B$7])" office:value-type="float" office:value="2640" calcext:value-type="float">
            <text:p>2 640</text:p>
          </table:table-cell>
          <table:table-cell table:style-name="ce28" table:formula="of:=1/(1/[.F15]-1/[.$B$7])" office:value-type="float" office:value="1833.33333333333" calcext:value-type="float">
            <text:p>1 833</text:p>
          </table:table-cell>
          <table:table-cell table:style-name="ce28" table:formula="of:=1/(1/[.G15]-1/[.$B$7])" office:value-type="float" office:value="1137.93103448276" calcext:value-type="float">
            <text:p>1 138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Distance max</text:p>
          </table:table-cell>
          <table:table-cell table:style-name="ce29" table:formula="of:=1/(1/[.B15]-1/[.$B$9])" office:value-type="float" office:value="42000" calcext:value-type="float">
            <text:p>42 000</text:p>
          </table:table-cell>
          <table:table-cell table:style-name="ce29" table:formula="of:=1/(1/[.C15]-1/[.$B$9])" office:value-type="float" office:value="12600" calcext:value-type="float">
            <text:p>12 600</text:p>
          </table:table-cell>
          <table:table-cell table:style-name="ce29" table:formula="of:=1/(1/[.D15]-1/[.$B$9])" office:value-type="float" office:value="5250" calcext:value-type="float">
            <text:p>5 250</text:p>
          </table:table-cell>
          <table:table-cell table:style-name="ce29" table:formula="of:=1/(1/[.E15]-1/[.$B$9])" office:value-type="float" office:value="2800" calcext:value-type="float">
            <text:p>2 800</text:p>
          </table:table-cell>
          <table:table-cell table:style-name="ce29" table:formula="of:=1/(1/[.F15]-1/[.$B$9])" office:value-type="float" office:value="1909.09090909091" calcext:value-type="float">
            <text:p>1 909</text:p>
          </table:table-cell>
          <table:table-cell table:style-name="ce29" table:formula="of:=1/(1/[.G15]-1/[.$B$9])" office:value-type="float" office:value="1166.66666666667" calcext:value-type="float">
            <text:p>1 167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Distance min</text:p>
          </table:table-cell>
          <table:table-cell table:style-name="ce29" table:formula="of:=1/(1/[.B15]-1/[.$B$10])" office:value-type="float" office:value="15333.3333333333" calcext:value-type="float">
            <text:p>15 333</text:p>
          </table:table-cell>
          <table:table-cell table:style-name="ce29" table:formula="of:=1/(1/[.C15]-1/[.$B$10])" office:value-type="float" office:value="8280" calcext:value-type="float">
            <text:p>8 280</text:p>
          </table:table-cell>
          <table:table-cell table:style-name="ce29" table:formula="of:=1/(1/[.D15]-1/[.$B$10])" office:value-type="float" office:value="4312.5" calcext:value-type="float">
            <text:p>4 313</text:p>
          </table:table-cell>
          <table:table-cell table:style-name="ce29" table:formula="of:=1/(1/[.E15]-1/[.$B$10])" office:value-type="float" office:value="2509.09090909091" calcext:value-type="float">
            <text:p>2 509</text:p>
          </table:table-cell>
          <table:table-cell table:style-name="ce29" table:formula="of:=1/(1/[.F15]-1/[.$B$10])" office:value-type="float" office:value="1769.23076923077" calcext:value-type="float">
            <text:p>1 769</text:p>
          </table:table-cell>
          <table:table-cell table:style-name="ce29" table:formula="of:=1/(1/[.G15]-1/[.$B$10])" office:value-type="float" office:value="1112.90322580645" calcext:value-type="float">
            <text:p>1 1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rofondeur de champ</text:p>
          </table:table-cell>
          <table:table-cell table:number-columns-repeated="5"/>
          <table:table-cell table:style-name="ce36"/>
          <table:table-cell table:number-columns-repeated="16377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21" table:formula="of:=([.B15])^2/(([.$B$11])*[.B18])" office:value-type="float" office:value="616000" calcext:value-type="float">
            <text:p>616000</text:p>
          </table:table-cell>
          <table:table-cell table:style-name="ce21" table:formula="of:=([.C15])^2/(([.$B$11])*[.C18])" office:value-type="float" office:value="554400" calcext:value-type="float">
            <text:p>554400</text:p>
          </table:table-cell>
          <table:table-cell table:style-name="ce21" table:formula="of:=([.D15])^2/(([.$B$11])*[.D18])" office:value-type="float" office:value="462000" calcext:value-type="float">
            <text:p>462000</text:p>
          </table:table-cell>
          <table:table-cell table:style-name="ce21" table:formula="of:=([.E15])^2/(([.$B$11])*[.E18])" office:value-type="float" office:value="369600" calcext:value-type="float">
            <text:p>369600</text:p>
          </table:table-cell>
          <table:table-cell table:style-name="ce21" table:formula="of:=([.F15])^2/(([.$B$11])*[.F18])" office:value-type="float" office:value="308000" calcext:value-type="float">
            <text:p>308000</text:p>
          </table:table-cell>
          <table:table-cell table:style-name="ce21" table:formula="of:=([.G15])^2/(([.$B$11])*[.G18])" office:value-type="float" office:value="231000" calcext:value-type="float">
            <text:p>231000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PPN</text:p>
          </table:table-cell>
          <table:table-cell table:style-name="ce30" table:formula="of:=([.B20]*[.B24])/([.B24]+[.B20])" office:value-type="float" office:value="21241.3793103448" calcext:value-type="float">
            <text:p>21241</text:p>
          </table:table-cell>
          <table:table-cell table:style-name="ce30" table:formula="of:=([.C20]*[.C24])/([.C24]+[.C20])" office:value-type="float" office:value="9726.31578947369" calcext:value-type="float">
            <text:p>9726</text:p>
          </table:table-cell>
          <table:table-cell table:style-name="ce30" table:formula="of:=([.D20]*[.D24])/([.D24]+[.D20])" office:value-type="float" office:value="4666.66666666667" calcext:value-type="float">
            <text:p>4667</text:p>
          </table:table-cell>
          <table:table-cell table:style-name="ce30" table:formula="of:=([.E20]*[.E24])/([.E24]+[.E20])" office:value-type="float" office:value="2621.27659574468" calcext:value-type="float">
            <text:p>2621</text:p>
          </table:table-cell>
          <table:table-cell table:style-name="ce30" table:formula="of:=([.F20]*[.F24])/([.F24]+[.F20])" office:value-type="float" office:value="1822.48520710059" calcext:value-type="float">
            <text:p>1822</text:p>
          </table:table-cell>
          <table:table-cell table:style-name="ce30" table:formula="of:=([.G20]*[.G24])/([.G24]+[.G20])" office:value-type="float" office:value="1132.35294117647" calcext:value-type="float">
            <text:p>1132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DPN</text:p>
          </table:table-cell>
          <table:table-cell table:style-name="ce30" table:formula="of:=([.B20]*[.B24])/([.B24]-[.B20])" office:value-type="float" office:value="22814.8148148148" calcext:value-type="float">
            <text:p>22815</text:p>
          </table:table-cell>
          <table:table-cell table:style-name="ce30" table:formula="of:=([.C20]*[.C24])/([.C24]-[.C20])" office:value-type="float" office:value="10080" calcext:value-type="float">
            <text:p>10080</text:p>
          </table:table-cell>
          <table:table-cell table:style-name="ce30" table:formula="of:=([.D20]*[.D24])/([.D24]-[.D20])" office:value-type="float" office:value="4762.88659793814" calcext:value-type="float">
            <text:p>4763</text:p>
          </table:table-cell>
          <table:table-cell table:style-name="ce30" table:formula="of:=([.E20]*[.E24])/([.E24]-[.E20])" office:value-type="float" office:value="2658.9928057554" calcext:value-type="float">
            <text:p>2659</text:p>
          </table:table-cell>
          <table:table-cell table:style-name="ce30" table:formula="of:=([.F20]*[.F24])/([.F24]-[.F20])" office:value-type="float" office:value="1844.31137724551" calcext:value-type="float">
            <text:p>1844</text:p>
          </table:table-cell>
          <table:table-cell table:style-name="ce30" table:formula="of:=([.G20]*[.G24])/([.G24]-[.G20])" office:value-type="float" office:value="1143.56435643564" calcext:value-type="float">
            <text:p>1144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PDF</text:p>
          </table:table-cell>
          <table:table-cell table:style-name="ce6" table:formula="of:=[.B26]-[.B25]" office:value-type="float" office:value="1573.43550446998" calcext:value-type="float">
            <text:p>1573</text:p>
          </table:table-cell>
          <table:table-cell table:style-name="ce6" table:formula="of:=[.C26]-[.C25]" office:value-type="float" office:value="353.684210526315" calcext:value-type="float">
            <text:p>354</text:p>
          </table:table-cell>
          <table:table-cell table:style-name="ce6" table:formula="of:=[.D26]-[.D25]" office:value-type="float" office:value="96.2199312714783" calcext:value-type="float">
            <text:p>96</text:p>
          </table:table-cell>
          <table:table-cell table:style-name="ce6" table:formula="of:=[.E26]-[.E25]" office:value-type="float" office:value="37.7162100107148" calcext:value-type="float">
            <text:p>38</text:p>
          </table:table-cell>
          <table:table-cell table:style-name="ce6" table:formula="of:=[.F26]-[.F25]" office:value-type="float" office:value="21.8261701449171" calcext:value-type="float">
            <text:p>22</text:p>
          </table:table-cell>
          <table:table-cell table:style-name="ce6" table:formula="of:=[.G26]-[.G25]" office:value-type="float" office:value="11.211415259173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Dimensions</text:p>
          </table:table-cell>
          <table:table-cell table:number-columns-repeated="5"/>
          <table:table-cell table:style-name="ce36"/>
          <table:table-cell table:number-columns-repeated="16377"/>
        </table:table-row>
        <table:table-row table:style-name="ro1">
          <table:table-cell table:style-name="ce20" office:value-type="string" calcext:value-type="string">
            <text:p>Grandissement</text:p>
          </table:table-cell>
          <table:table-cell table:style-name="ce20" table:formula="of:=[.$B$7]/[.B20]" office:value-type="float" office:value="0.1" calcext:value-type="float">
            <text:p>0.10</text:p>
          </table:table-cell>
          <table:table-cell table:style-name="ce20" table:formula="of:=[.$B$7]/[.C20]" office:value-type="float" office:value="0.222222222222222" calcext:value-type="float">
            <text:p>0.22</text:p>
          </table:table-cell>
          <table:table-cell table:style-name="ce20" table:formula="of:=[.$B$7]/[.D20]" office:value-type="float" office:value="0.466666666666667" calcext:value-type="float">
            <text:p>0.47</text:p>
          </table:table-cell>
          <table:table-cell table:style-name="ce20" table:formula="of:=[.$B$7]/[.E20]" office:value-type="float" office:value="0.833333333333334" calcext:value-type="float">
            <text:p>0.83</text:p>
          </table:table-cell>
          <table:table-cell table:style-name="ce20" table:formula="of:=[.$B$7]/[.F20]" office:value-type="float" office:value="1.2" calcext:value-type="float">
            <text:p>1.20</text:p>
          </table:table-cell>
          <table:table-cell table:style-name="ce20" table:formula="of:=[.$B$7]/[.G20]" office:value-type="float" office:value="1.93333333333333" calcext:value-type="float">
            <text:p>1.93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Largeur objet</text:p>
          </table:table-cell>
          <table:table-cell table:style-name="ce29" table:formula="of:=[.$B$5]/[.B29]" office:value-type="float" office:value="18000" calcext:value-type="float">
            <text:p>18 000</text:p>
          </table:table-cell>
          <table:table-cell table:style-name="ce29" table:formula="of:=[.$B$5]/[.C29]" office:value-type="float" office:value="8100" calcext:value-type="float">
            <text:p>8 100</text:p>
          </table:table-cell>
          <table:table-cell table:style-name="ce29" table:formula="of:=[.$B$5]/[.D29]" office:value-type="float" office:value="3857.14285714286" calcext:value-type="float">
            <text:p>3 857</text:p>
          </table:table-cell>
          <table:table-cell table:style-name="ce29" table:formula="of:=[.$B$5]/[.E29]" office:value-type="float" office:value="2160" calcext:value-type="float">
            <text:p>2 160</text:p>
          </table:table-cell>
          <table:table-cell table:style-name="ce29" table:formula="of:=[.$B$5]/[.F29]" office:value-type="float" office:value="1500" calcext:value-type="float">
            <text:p>1 500</text:p>
          </table:table-cell>
          <table:table-cell table:style-name="ce29" table:formula="of:=[.$B$5]/[.G29]" office:value-type="float" office:value="931.034482758621" calcext:value-type="float">
            <text:p><text:s/>93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Hauteur objet</text:p>
          </table:table-cell>
          <table:table-cell table:style-name="ce29" table:formula="of:=[.$B$6]/[.B29]" office:value-type="float" office:value="13138.6861313869" calcext:value-type="float">
            <text:p>13 139</text:p>
          </table:table-cell>
          <table:table-cell table:style-name="ce29" table:formula="of:=[.$B$6]/[.C29]" office:value-type="float" office:value="5912.40875912409" calcext:value-type="float">
            <text:p>5 912</text:p>
          </table:table-cell>
          <table:table-cell table:style-name="ce29" table:formula="of:=[.$B$6]/[.D29]" office:value-type="float" office:value="2815.43274244005" calcext:value-type="float">
            <text:p>2 815</text:p>
          </table:table-cell>
          <table:table-cell table:style-name="ce29" table:formula="of:=[.$B$6]/[.E29]" office:value-type="float" office:value="1576.64233576643" calcext:value-type="float">
            <text:p>1 577</text:p>
          </table:table-cell>
          <table:table-cell table:style-name="ce29" table:formula="of:=[.$B$6]/[.F29]" office:value-type="float" office:value="1094.89051094891" calcext:value-type="float">
            <text:p>1 095</text:p>
          </table:table-cell>
          <table:table-cell table:style-name="ce29" table:formula="of:=[.$B$6]/[.G29]" office:value-type="float" office:value="679.587213692426" calcext:value-type="float">
            <text:p><text:s/>680</text:p>
          </table:table-cell>
          <table:table-cell table:number-columns-repeated="16377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>
        <number:embedded-text number:position="3"> </number:embedded-text>
      </number:number>
    </number:number-style>
    <number:number-style style:name="N121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1:27:44.724835569</meta:creation-date>
    <dc:date>2023-09-20T17:36:16.773431785</dc:date>
    <meta:editing-duration>PT31M41S</meta:editing-duration>
    <meta:editing-cycles>7</meta:editing-cycles>
    <meta:generator>LibreOffice/7.4.5.1$Linux_X86_64 LibreOffice_project/40$Build-1</meta:generator>
    <meta:document-statistic meta:table-count="1" meta:cell-count="142" meta:object-count="0"/>
  </office:meta>
</office:document-meta>
</file>